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52.4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15.77mm"/>
    </style:style>
    <style:style style:name="Таблица1.3" style:family="table-row">
      <style:table-row-properties style:min-row-height="83.2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8.56mm"/>
    </style:style>
    <style:style style:name="Таблица3.3" style:family="table-row">
      <style:table-row-properties style:min-row-height="88.76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Liberation Serif4" fo:font-size="13pt" fo:font-weight="bold" officeooo:rsid="016d5c4a" officeooo:paragraph-rsid="016d5c4a" style:font-size-asian="13pt" style:font-weight-asian="bold" style:font-name-complex="Liberation Serif4" style:font-size-complex="13pt"/>
    </style:style>
    <style:style style:name="P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6d5c4a" officeooo:paragraph-rsid="016d5c4a" style:font-size-asian="13pt" style:font-weight-asian="bold" style:font-name-complex="Liberation Serif4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2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3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4" style:family="paragraph" style:parent-style-name="Standard">
      <style:paragraph-properties fo:line-height="3.88mm"/>
    </style:style>
    <style:style style:name="P15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6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20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21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22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23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4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5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6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27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28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30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1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2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33" style:family="paragraph" style:parent-style-name="Contents_20_3">
      <style:paragraph-properties>
        <style:tab-stops>
          <style:tab-stop style:position="115.01mm" style:type="right" style:leader-style="dotted" style:leader-text="."/>
        </style:tab-stops>
      </style:paragraph-properties>
      <style:text-properties officeooo:paragraph-rsid="01372d1b"/>
    </style:style>
    <style:style style:name="P3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6.24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37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9" style:family="paragraph" style:parent-style-name="Text_20_body" style:master-page-name="">
      <style:paragraph-properties fo:line-height="4mm" style:page-number="auto" style:writing-mode="page"/>
      <style:text-properties fo:font-size="10pt" fo:letter-spacing="normal" fo:language="en" fo:country="US" style:font-size-asian="10pt" style:font-size-complex="10pt" style:text-scale="100%"/>
    </style:style>
    <style:style style:name="P40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2.12mm" fo:margin-bottom="3.53mm" loext:contextual-spacing="false" fo:line-height="3.88mm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43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P44" style:family="paragraph" style:parent-style-name="Heading_20_3" style:master-page-name="Страница_20_издания">
      <style:paragraph-properties fo:margin-top="0mm" fo:margin-bottom="4.41mm" loext:contextual-spacing="false" style:page-number="auto"/>
      <style:text-properties officeooo:paragraph-rsid="0156fe5f"/>
    </style:style>
    <style:style style:name="P45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d5c4a" style:font-weight-asian="bold" style:font-weight-complex="bold"/>
    </style:style>
    <style:style style:name="T3" style:family="text">
      <style:text-properties style:font-name="Liberation Serif4" fo:font-size="8pt" style:font-size-asian="8pt" style:font-name-complex="Liberation Serif4"/>
    </style:style>
    <style:style style:name="T4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5" style:family="text">
      <style:text-properties style:font-name="Liberation Serif4" fo:font-size="9pt" fo:font-style="italic" style:font-size-asian="9pt" style:font-style-asian="italic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7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8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9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10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1" style:family="text">
      <style:text-properties style:font-name="Liberation Serif4" fo:font-size="9pt" style:font-size-asian="9pt"/>
    </style:style>
    <style:style style:name="T12" style:family="text">
      <style:text-properties style:font-name="Liberation Serif4" fo:font-size="9pt" style:font-size-asian="9pt" style:font-name-complex="Liberation Serif4"/>
    </style:style>
    <style:style style:name="T13" style:family="text">
      <style:text-properties style:font-name="Liberation Serif4" fo:font-size="9pt" style:font-size-asian="9pt" style:font-name-complex="Liberation Serif4" style:font-size-complex="9pt"/>
    </style:style>
    <style:style style:name="T14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5" style:family="text">
      <style:text-properties style:font-name="Liberation Serif4" style:font-name-complex="Liberation Serif4"/>
    </style:style>
    <style:style style:name="T16" style:family="text">
      <style:text-properties style:font-name="Liberation Serif4" officeooo:rsid="016d5c4a" style:font-name-complex="Liberation Serif4"/>
    </style:style>
    <style:style style:name="T17" style:family="text">
      <style:text-properties style:font-name="Liberation Serif4" fo:language="en" fo:country="US" style:font-name-complex="Liberation Serif4"/>
    </style:style>
    <style:style style:name="T18" style:family="text">
      <style:text-properties style:font-name="Liberation Serif4" fo:font-weight="bold" style:font-weight-asian="bold" style:font-name-complex="Liberation Serif4" style:font-weight-complex="bold"/>
    </style:style>
    <style:style style:name="T19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20" style:family="text">
      <style:text-properties style:font-name="Liberation Serif4" fo:font-size="10pt" fo:font-weight="bold" officeooo:rsid="016d5c4a" style:font-size-asian="10pt" style:font-weight-asian="bold" style:font-name-complex="Liberation Serif4" style:font-size-complex="10pt"/>
    </style:style>
    <style:style style:name="T21" style:family="text">
      <style:text-properties style:font-name="Liberation Serif4" fo:font-size="10pt" style:font-size-asian="10pt" style:font-name-complex="Liberation Serif4" style:font-size-complex="10pt"/>
    </style:style>
    <style:style style:name="T22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3" style:family="text">
      <style:text-properties style:font-name="Liberation Serif4" fo:font-style="italic" style:font-style-asian="italic" style:font-name-complex="Liberation Serif4"/>
    </style:style>
    <style:style style:name="T24" style:family="text">
      <style:text-properties style:text-scale="96%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2">Российская Академия Наук</text:p>
            <text:p text:style-name="P17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8">Авторы</text:p>
          </table:table-cell>
        </table:table-row>
        <table:table-row table:style-name="Таблица1.3">
          <table:table-cell table:style-name="Таблица1.A1" office:value-type="string">
            <text:p text:style-name="P9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УДК 111.82</text:p>
            <text:p text:style-name="P25">ББК 15.56</text:p>
            <text:p text:style-name="P23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2"><text:span text:style-name="T18">В авторской </text:span><text:span text:style-name="T1">редакции</text:span> </text:p>
            <text:p text:style-name="P45">Авторы</text:p>
            <text:p text:style-name="P26"><text:span text:style-name="T8">П.С. Гуревич</text:span> <text:span text:style-name="T13"> – Введение; Разд. </text:span><text:span text:style-name="T9">I</text:span> <text:span text:style-name="T13">, Гл. 1, 2; Разд. </text:span><text:span text:style-name="T9">II</text:span> <text:span text:style-name="T13">, Гл. 1; </text:span></text:p>
            <text:p text:style-name="P26"><text:span text:style-name="T13">Разд. </text:span> <text:span text:style-name="T9">IV</text:span> <text:span text:style-name="T13">, Гл. 1; Заключение <text:line-break/></text:span> <text:span text:style-name="T8">Э.М. Спирова</text:span> <text:span text:style-name="T10"> </text:span> <text:span text:style-name="T14">–</text:span> <text:span text:style-name="T13">Введение; Разд. </text:span><text:span text:style-name="T9">II</text:span> <text:span text:style-name="T13">, Гл. 2; Разд. </text:span> <text:span text:style-name="T9">III</text:span> <text:span text:style-name="T13">, Гл. </text:span><text:span text:style-name="T9">1, </text:span><text:span text:style-name="T13">2; </text:span></text:p>
            <text:p text:style-name="P28"><text:span text:style-name="T13">Разд. </text:span> <text:span text:style-name="T9">IV</text:span> <text:span text:style-name="T13">, Гл. </text:span><text:span text:style-name="T9">2</text:span> <text:span text:style-name="T13">;</text:span> <text:span text:style-name="T13">Заключение</text:span> </text:p>
            <text:p text:style-name="P35">Рецензенты</text:p>
            <text:p text:style-name="P11"><text:span text:style-name="T12">д-р филос. наук </text:span><text:span text:style-name="T6">Ю.В. Олейников</text:span> </text:p>
            <text:p text:style-name="P10"><text:span text:style-name="T11">д-р филос. наук </text:span><text:span text:style-name="T5">С.А. Храпов</text:span> 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6">Г 95</text:p>
          </table:table-cell>
          <table:table-cell table:style-name="Таблица3.A1" table:number-columns-spanned="2" office:value-type="string">
            <text:p text:style-name="P5"><text:span text:style-name="T19">Гуревич, П.С. </text:span><text:span text:style-name="T21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22">ISBN</text:span> <text:span text:style-name="T21">978-5-9540-0305-5.</text:span> </text:p>
            <text:p text:style-name="P29"/>
            <text:p text:style-name="P31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0">Книга представляет интерес для научных работников и пре<text:span text:style-name="T24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6">ISBN 978-5-9540-0305-5</text:p>
          </table:table-cell>
          <table:covered-table-cell/>
          <table:table-cell table:style-name="Таблица3.A1" table:number-columns-spanned="2" office:value-type="string">
            <text:p text:style-name="P12">© Гуревич П.С., <text:user-field-get style:data-style-name="N0" text:name="год">2019</text:user-field-get></text:p>
            <text:p text:style-name="P12">© Спирова Э.М., <text:user-field-get style:data-style-name="N0" text:name="год">2019</text:user-field-get></text:p>
            <text:p text:style-name="P13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27"/>
      <text:p text:style-name="P37"><text:soft-page-break/>Содержание</text:p>
      <text:table-of-content text:style-name="Sect1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Strong_20_Emphasis"/>
            <text:index-entry-chapter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36448_444621739" text:style-name="Internet_20_link" text:visited-style-name="Visited_20_Internet_20_Link">Введение<text:tab/>7</text:a></text:p>
        </text:index-body>
      </text:table-of-content>
      <text:p text:style-name="P38"/>
      <text:p text:style-name="P40">Contents</text:p>
      <text:p text:style-name="P33"/>
      <text:h text:style-name="P44" text:outline-level="3"><text:bookmark-start text:name="__RefHeading___Toc36448_444621739"/>Введение<text:bookmark-end text:name="__RefHeading___Toc36448_444621739"/></text:h>
      <text:p text:style-name="P39"/>
      <text:p text:style-name="P43">Научное издание</text:p>
      <text:p text:style-name="P18"><text:span text:style-name="T20">Авторы</text:span><text:span text:style-name="T19"><text:line-break/></text:span><text:span text:style-name="T2">Название</text:span></text:p>
      <text:p text:style-name="P41"><text:span text:style-name="T4">Утверждено к печати Ученым советом<text:line-break/>Института философии РАН<text:line-break/></text:span><text:span text:style-name="T3">Художник </text:span><text:span text:style-name="T6">Н.Е. Кожинова</text:span> </text:p>
      <text:p text:style-name="P14"><text:span text:style-name="T3">Технический редактор </text:span><text:span text:style-name="T6">Ю.А. Аношина</text:span> </text:p>
      <text:p text:style-name="Standard"><text:span text:style-name="T3">Корректор </text:span><text:span text:style-name="T7">А.А. Гусева</text:span> </text:p>
      <text:p text:style-name="P19">Лицензия ЛР № 020831 от 12.10.98 г.</text:p>
      <text:p text:style-name="P20"><text:span text:style-name="T15">Подписано в печать с оригинал-макета 21.06.16.<text:line-break/>Формат 60х84 1/16. Печать офсетная. Гарнитура </text:span><text:span text:style-name="T17">Times</text:span> <text:span text:style-name="T17">New</text:span> <text:span text:style-name="T17">Roman</text:span> <text:span text:style-name="T15">.<text:line-break/>Усл. печ. л. 11,0. Уч.-изд. л. 8,72. Тираж 500 экз. Заказ № 14.</text:span> </text:p>
      <text:p text:style-name="P20"><text:span text:style-name="T15">Оригинал-макет изготовлен в Институте философии РАН<text:line-break/>Компьютерный набор: </text:span><text:span text:style-name="T23">Т.В. Прохорова</text:span> <text:span text:style-name="T15"><text:line-break/>Компьютерная верстка: </text:span><text:span text:style-name="T23">Ю.А. Аношина</text:span> </text:p>
      <text:p text:style-name="P15">Отпечатано в ЦОП Института философии РАН<text:line-break/>109240, г. Москва, ул. Гончарная, д. 12, стр. 1</text:p>
      <text:p text:style-name="P21"><text:span text:style-name="T15">Информацию о наших изданиях см. на сайте Института философии<text:line-break/>http</text:span><text:span text:style-name="T16">s</text:span><text:span text:style-name="T15">://iph.ras.ru/</text:span><text:span text:style-name="T17">arhive</text:span><text:span text:style-name="T15">.</text:span><text:span text:style-name="T17">ht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Liberation Serif4" fo:font-family="'Liberation Serif'" style:font-family-generic="roman" style:font-pitch="variable" fo:font-size="12pt" fo:language="ru" fo:country="RU" style:font-name-asian="Liberation Serif4" style:font-family-asian="'Liberation Serif'" style:font-family-generic-asian="roman" style:font-pitch-asian="variable" style:font-size-asian="12pt" style:language-asian="zh" style:country-asian="CN" style:font-name-complex="Liberation Serif4" style:font-family-complex="'Liberation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language-asian="zh" style:country-asian="CN" style:font-name-complex="Times" style:font-family-complex="Times, 'Liberation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zh" style:country-asian="CN" style:font-name-complex="Liberation Serif4" style:font-family-complex="'Liberation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ko" style:country-asian="KR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Liberation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Liberation Serif4" fo:font-family="'Liberation Serif'" style:font-family-generic="roman" style:font-pitch="variable" fo:font-size="10pt" fo:language="ru" fo:country="RU" style:letter-kerning="true" style:font-name-asian="Liberation Serif4" style:font-family-asian="'Liberation Serif'" style:font-family-generic-asian="roman" style:font-pitch-asian="variable" style:font-size-asian="10pt" style:language-asian="zh" style:country-asian="CN" style:font-name-complex="Liberation Serif4" style:font-family-complex="'Liberation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Liberation Serif 12 пт" style:family="paragraph">
      <style:paragraph-properties fo:orphans="2" fo:widows="2"/>
      <style:text-properties style:use-window-font-color="true" style:font-name="Liberation Serif4" fo:font-family="'Liberation Serif'" style:font-family-generic="roman" style:font-pitch="variable" fo:font-size="12pt" fo:language="ru" fo:country="RU" fo:font-weight="bold" style:font-name-asian="Liberation Serif4" style:font-family-asian="'Liberation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Liberation Serif4" fo:font-family="'Liberation Serif'" style:font-family-generic="roman" style:font-pitch="variable" fo:font-size="11pt" fo:language="ru" fo:country="RU" style:font-name-asian="Liberation Serif4" style:font-family-asian="'Liberation Serif'" style:font-family-generic-asian="roman" style:font-pitch-asian="variable" style:font-size-asian="11pt" style:font-name-complex="Liberation Serif4" style:font-family-complex="'Liberation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Liberation Serif4" style:font-family-asian="'Liberation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Liberation Serif4" style:font-family-asian="'Liberation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Liberation Serif4" style:font-family-asian="'Liberation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Liberation Serif4" fo:font-family="'Liberation Serif'" style:font-family-generic="roman" style:font-pitch="variable" fo:font-size="24pt" fo:language="none" fo:country="none" fo:font-weight="bold" style:letter-kerning="true" style:font-size-asian="24pt" style:font-weight-asian="bold" style:font-name-complex="Liberation Serif4" style:font-family-complex="'Liberation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Liberation Serif5" fo:font-family="'Liberation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4.2$Linux_X86_64 LibreOffice_project/9d0f32d1f0b509096fd65e0d4bec26ddd1938fd3</meta:generator>
    <meta:editing-duration>PT7M5S</meta:editing-duration>
    <meta:editing-cycles>6</meta:editing-cycles>
    <dc:date>2019-04-04T02:14:42.406112684</dc:date>
    <meta:document-statistic meta:table-count="2" meta:image-count="0" meta:object-count="0" meta:page-count="6" meta:paragraph-count="43" meta:word-count="303" meta:character-count="2045" meta:non-whitespace-character-count="1753"/>
  </office:meta>
</office:document-meta>
</file>